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2.54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2.35cm" fo:min-width="3.2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2cm" svg:height="1.8cm" svg:x="12.3cm" svg:y="1.9cm">
          <text:p text:style-name="P1"><text:span text:style-name="T1">SALID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cm" svg:height="1.8cm" svg:x="1.5cm" svg:y="5.5cm">
          <text:p text:style-name="P1"><text:span text:style-name="T2">INICIALIZAR</text:span></text:p>
          <text:p text:style-name="P1"><text:span text:style-name="T2">REPORTE</text:span></text:p>
          <text:p text:style-name="P1"><text:span text:style-name="T2">CAT. 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9cm" svg:height="1.8cm" svg:x="5cm" svg:y="5.5cm">
          <text:p text:style-name="P1"><text:span text:style-name="T2">LEER</text:span></text:p>
          <text:p text:style-name="P1"><text:span text:style-name="T2">SO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2cm" svg:height="1.8cm" svg:x="8.5cm" svg:y="5.5cm">
          <text:p text:style-name="P1"><text:span text:style-name="T3">PROCESAR</text:span></text:p>
          <text:p text:style-name="P1"><text:span text:style-name="T3">CATEG. 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cm" svg:height="2.1cm" svg:x="13.8cm" svg:y="5.3cm">
          <draw:text-box>
            <text:p text:style-name="P5"><text:span text:style-name="T4">H/ CATEG &lt;&gt; “A” OR</text:span></text:p>
            <text:p text:style-name="P5"><text:span text:style-name="T4">SORT-EOF</text:span></text:p>
          </draw:text-box>
        </draw:frame>
        <draw:frame draw:style-name="gr6" draw:text-style-name="P7" draw:layer="layout" svg:width="1cm" svg:height="0.962cm" svg:x="13cm" svg:y="5.5cm">
          <draw:text-box>
            <text:p text:style-name="P5"><text:span text:style-name="T1">*</text:span></text:p>
          </draw:text-box>
        </draw:frame>
        <draw:custom-shape draw:style-name="gr7" draw:text-style-name="P3" xml:id="id5" draw:id="id5" draw:layer="layout" svg:width="2.9cm" svg:height="1.8cm" svg:x="17cm" svg:y="5.5cm">
          <text:p text:style-name="P1"><text:span text:style-name="T2">INICIALIZAR</text:span></text:p>
          <text:p text:style-name="P1"><text:span text:style-name="T2">REPORTE</text:span></text:p>
          <text:p text:style-name="P1"><text:span text:style-name="T2">CAT.&lt;&gt; <text:s/>A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" draw:id="id6" draw:layer="layout" svg:width="5.2cm" svg:height="1.8cm" svg:x="20.6cm" svg:y="5.5cm">
          <text:p text:style-name="P1"><text:span text:style-name="T3">PROCESAR</text:span></text:p>
          <text:p text:style-name="P1"><text:span text:style-name="T3">CATEG. &lt;&gt; A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cm" svg:height="2.1cm" svg:x="26cm" svg:y="5.4cm">
          <draw:text-box>
            <text:p text:style-name="P5"><text:span text:style-name="T4">H/ SORT-EOF</text:span></text:p>
          </draw:text-box>
        </draw:frame>
        <draw:frame draw:style-name="gr10" draw:text-style-name="P7" draw:layer="layout" svg:width="1cm" svg:height="0.962cm" svg:x="25.1cm" svg:y="5.5cm">
          <draw:text-box>
            <text:p text:style-name="P5"><text:span text:style-name="T1">*</text:span></text:p>
          </draw:text-box>
        </draw:frame>
        <draw:connector draw:style-name="gr11" draw:text-style-name="P8" draw:layer="layout" svg:x1="2.95cm" svg:y1="5.5cm" svg:x2="14.9cm" svg:y2="3.7cm" draw:start-shape="id1" draw:start-glue-point="0" draw:end-shape="id2" draw:end-glue-point="2" svg:d="M2950 5500v-900h11950v-900" svg:viewBox="0 0 11951 1801">
          <text:p/>
        </draw:connector>
        <draw:connector draw:style-name="gr11" draw:text-style-name="P8" draw:layer="layout" svg:x1="6.45cm" svg:y1="5.5cm" svg:x2="14.9cm" svg:y2="3.7cm" draw:start-shape="id3" draw:start-glue-point="0" draw:end-shape="id2" draw:end-glue-point="2" svg:d="M6450 5500v-900h8450v-900" svg:viewBox="0 0 8451 1801">
          <text:p/>
        </draw:connector>
        <draw:connector draw:style-name="gr11" draw:text-style-name="P8" draw:layer="layout" svg:x1="11.1cm" svg:y1="5.5cm" svg:x2="14.9cm" svg:y2="3.7cm" draw:start-shape="id4" draw:start-glue-point="0" draw:end-shape="id2" draw:end-glue-point="2" svg:d="M11100 5500v-900h3800v-900" svg:viewBox="0 0 3801 1801">
          <text:p/>
        </draw:connector>
        <draw:connector draw:style-name="gr11" draw:text-style-name="P8" draw:layer="layout" svg:x1="18.45cm" svg:y1="5.5cm" svg:x2="14.9cm" svg:y2="3.7cm" draw:start-shape="id5" draw:start-glue-point="0" draw:end-shape="id2" draw:end-glue-point="2" svg:d="M18450 5500v-900h-3550v-900" svg:viewBox="0 0 3551 1801">
          <text:p/>
        </draw:connector>
        <draw:connector draw:style-name="gr11" draw:text-style-name="P8" draw:layer="layout" svg:x1="23.2cm" svg:y1="5.5cm" svg:x2="14.9cm" svg:y2="3.7cm" draw:start-shape="id6" draw:start-glue-point="0" draw:end-shape="id2" svg:d="M23200 5500v-900h-8300v-900" svg:viewBox="0 0 8301 1801">
          <text:p/>
        </draw:connector>
        <draw:custom-shape draw:style-name="gr12" draw:text-style-name="P9" xml:id="id8" draw:id="id8" draw:layer="layout" svg:width="2.4cm" svg:height="1.5cm" svg:x="12.4cm" svg:y="12.595cm">
          <text:p text:style-name="P1"><text:span text:style-name="T5">IMPRIMIR</text:span></text:p>
          <text:p text:style-name="P1"><text:span text:style-name="T5">ENCAB.</text:span></text:p>
          <text:p text:style-name="P1"><text:span text:style-name="T5">VENDE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9" draw:id="id9" draw:layer="layout" svg:width="5.2cm" svg:height="2cm" svg:x="18.1cm" svg:y="12.595cm">
          <text:p text:style-name="P1"><text:span text:style-name="T3">PROCESAR</text:span></text:p>
          <text:p text:style-name="P1"><text:span text:style-name="T3">REGISTROS</text:span></text:p>
          <text:p text:style-name="P1"><text:span text:style-name="T3">VEND. - SOLIC.</text:span>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4cm" svg:height="2.795cm" svg:x="23.591cm" svg:y="12.5cm">
          <draw:text-box>
            <text:p text:style-name="P5"><text:span text:style-name="T4">H/ </text:span><text:span text:style-name="T6">CATEG &lt;&gt; “A” OR</text:span></text:p>
            <text:p text:style-name="P5"><text:span text:style-name="T6">SORT-EOF OR</text:span></text:p>
            <text:p text:style-name="P5"><text:span text:style-name="T6">SORT-COD-VEN &lt;&gt;</text:span></text:p>
            <text:p text:style-name="P5"><text:span text:style-name="T6">VEND-ACTUAL OR</text:span></text:p>
            <text:p text:style-name="P5"><text:span text:style-name="T6">SORT-COD-SOL &lt;&gt;</text:span></text:p>
            <text:p text:style-name="P5"><text:span text:style-name="T6">SOL-ACTUAL</text:span></text:p>
          </draw:text-box>
        </draw:frame>
        <draw:frame draw:style-name="gr15" draw:text-style-name="P7" draw:layer="layout" svg:width="1cm" svg:height="0.962cm" svg:x="22.591cm" svg:y="12.595cm">
          <draw:text-box>
            <text:p text:style-name="P5"><text:span text:style-name="T1">*</text:span></text:p>
          </draw:text-box>
        </draw:frame>
        <draw:custom-shape draw:style-name="gr16" draw:text-style-name="P9" xml:id="id7" draw:id="id7" draw:layer="layout" svg:width="3.7cm" svg:height="2.6cm" svg:x="5cm" svg:y="12.595cm">
          <text:p text:style-name="P1"><text:span text:style-name="T5">SORT-COD-VEN</text:span></text:p>
          <text:p text:style-name="P1"><text:span text:style-name="T5">← </text:span><text:span text:style-name="T5">VEND-ACTUAL</text:span></text:p>
          <text:p text:style-name="P1"><text:span text:style-name="T5">SORT-COD-SOL</text:span></text:p>
          <text:p text:style-name="P1"><text:span text:style-name="T5">← </text:span><text:span text:style-name="T5">SOL-ACTUAL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1.1cm" svg:y1="7.3cm" svg:x2="6.85cm" svg:y2="12.595cm" draw:start-shape="id4" draw:start-glue-point="2" draw:end-shape="id7" svg:d="M11100 7300v2648h-4250v2647" svg:viewBox="0 0 4251 5296">
          <text:p/>
        </draw:connector>
        <draw:connector draw:style-name="gr11" draw:text-style-name="P8" draw:layer="layout" svg:x1="11.1cm" svg:y1="7.3cm" svg:x2="13.6cm" svg:y2="12.595cm" draw:start-shape="id4" draw:start-glue-point="2" draw:end-shape="id8" draw:end-glue-point="0" svg:d="M11100 7300v2648h2500v2647" svg:viewBox="0 0 2501 5296">
          <text:p/>
        </draw:connector>
        <draw:connector draw:style-name="gr11" draw:text-style-name="P8" draw:layer="layout" svg:x1="11.1cm" svg:y1="7.3cm" svg:x2="20.7cm" svg:y2="12.595cm" draw:start-shape="id4" draw:start-glue-point="2" draw:end-shape="id9" draw:end-glue-point="0" svg:d="M11100 7300v2648h9600v2647" svg:viewBox="0 0 9601 5296">
          <text:p/>
        </draw:connector>
        <draw:custom-shape draw:style-name="gr17" draw:text-style-name="P3" xml:id="id11" draw:id="id11" draw:layer="layout" svg:width="2.9cm" svg:height="1.8cm" svg:x="22.5cm" svg:y="16.495cm">
          <text:p text:style-name="P1"><text:span text:style-name="T2">LEER</text:span></text:p>
          <text:p text:style-name="P1"><text:span text:style-name="T2">SORT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10" draw:id="id10" draw:layer="layout" svg:width="2.9cm" svg:height="1.8cm" svg:x="16.1cm" svg:y="16.495cm">
          <text:p text:style-name="P1"><text:span text:style-name="T2">IMPRIMIR</text:span></text:p>
          <text:p text:style-name="P1"><text:span text:style-name="T2">DETALLE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0.7cm" svg:y1="14.595cm" svg:x2="17.55cm" svg:y2="16.495cm" draw:start-shape="id9" draw:start-glue-point="2" draw:end-shape="id10" draw:end-glue-point="0" svg:d="M20700 14595v950h-3150v950" svg:viewBox="0 0 3151 1901">
          <text:p/>
        </draw:connector>
        <draw:connector draw:style-name="gr11" draw:text-style-name="P8" draw:layer="layout" svg:x1="20.7cm" svg:y1="14.595cm" svg:x2="23.95cm" svg:y2="16.495cm" draw:start-shape="id9" draw:start-glue-point="2" draw:end-shape="id11" draw:end-glue-point="0" svg:d="M20700 14595v950h3250v950" svg:viewBox="0 0 3251 1901">
          <text:p/>
        </draw:connector>
        <draw:frame draw:style-name="gr19" draw:text-style-name="P10" xml:id="id12" draw:id="id12" draw:layer="layout" svg:width="4.8cm" svg:height="1.4cm" svg:x="20.8cm" svg:y="8.1cm">
          <draw:text-box>
            <text:p>Ídem Categ. A</text:p>
          </draw:text-box>
        </draw:frame>
        <draw:connector draw:style-name="gr11" draw:text-style-name="P8" draw:layer="layout" svg:x1="23.2cm" svg:y1="7.3cm" svg:x2="23.2cm" svg:y2="8.1cm" draw:start-shape="id6" draw:start-glue-point="2" draw:end-shape="id12" draw:end-glue-point="0" svg:d="M23200 73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44:46.197534027</meta:creation-date>
    <dc:date>2018-06-28T18:43:53.857419914</dc:date>
    <meta:editing-duration>PT7M54S</meta:editing-duration>
    <meta:editing-cycles>3</meta:editing-cycles>
    <meta:generator>LibreOffice/5.1.6.2$Linux_X86_64 LibreOffice_project/10m0$Build-2</meta:generator>
    <meta:print-date>2018-06-28T18:43:44.246503779</meta:print-date>
    <meta:document-statistic meta:object-count="29"/>
  </office:meta>
</office:document-meta>
</file>